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Sans Pro" svg:font-family="'Source Sans Pro', Arial, sans-serif"/>
  </office:font-face-decls>
  <office:automatic-styles>
    <style:style style:name="Tabela1" style:family="table">
      <style:table-properties style:width="8.543cm" table:align="left"/>
    </style:style>
    <style:style style:name="Tabela1.A" style:family="table-column">
      <style:table-column-properties style:column-width="3.997cm"/>
    </style:style>
    <style:style style:name="Tabela1.B" style:family="table-column">
      <style:table-column-properties style:column-width="1.192cm"/>
    </style:style>
    <style:style style:name="Tabela1.C" style:family="table-column">
      <style:table-column-properties style:column-width="1.032cm"/>
    </style:style>
    <style:style style:name="Tabela1.D" style:family="table-column">
      <style:table-column-properties style:column-width="1.148cm"/>
    </style:style>
    <style:style style:name="Tabela1.E" style:family="table-column">
      <style:table-column-properties style:column-width="1.173cm"/>
    </style:style>
    <style:style style:name="Tabela1.A1" style:family="table-cell">
      <style:table-cell-properties style:vertical-align="middle" fo:padding="0.049cm" fo:border="none"/>
    </style:style>
    <style:style style:name="P1" style:family="paragraph" style:parent-style-name="Standard">
      <style:text-properties officeooo:rsid="0006641f" officeooo:paragraph-rsid="0006641f"/>
    </style:style>
    <style:style style:name="P2" style:family="paragraph" style:parent-style-name="Standard">
      <style:text-properties fo:font-variant="normal" fo:text-transform="none" fo:color="#1f1f1f" loext:opacity="100%" style:font-name="Source Sans Pro" fo:font-size="12pt" fo:letter-spacing="normal" fo:font-style="normal" fo:font-weight="normal" officeooo:rsid="0006641f" officeooo:paragraph-rsid="0006641f"/>
    </style:style>
    <style:style style:name="P3" style:family="paragraph" style:parent-style-name="Standard">
      <style:text-properties officeooo:paragraph-rsid="0035e7cf"/>
    </style:style>
    <style:style style:name="P4" style:family="paragraph" style:parent-style-name="Text_20_body">
      <style:text-properties officeooo:paragraph-rsid="0035e7cf"/>
    </style:style>
    <style:style style:name="P5" style:family="paragraph" style:parent-style-name="Standard">
      <style:text-properties officeooo:rsid="0035e7cf" officeooo:paragraph-rsid="0035e7cf"/>
    </style:style>
    <style:style style:name="P6" style:family="paragraph" style:parent-style-name="Table_20_Contents">
      <style:paragraph-properties fo:margin-top="0cm" fo:margin-bottom="0.499cm" style:contextual-spacing="false"/>
    </style:style>
    <style:style style:name="P7" style:family="paragraph" style:parent-style-name="Text_20_body">
      <style:text-properties officeooo:rsid="00378ae0" officeooo:paragraph-rsid="00378ae0"/>
    </style:style>
    <style:style style:name="P8" style:family="paragraph" style:parent-style-name="Standard">
      <style:text-properties officeooo:paragraph-rsid="0039ff79"/>
    </style:style>
    <style:style style:name="P9" style:family="paragraph" style:parent-style-name="Standard">
      <style:text-properties officeooo:paragraph-rsid="0035e7cf"/>
    </style:style>
    <style:style style:name="P10" style:family="paragraph" style:parent-style-name="Standard">
      <style:text-properties fo:font-variant="normal" fo:text-transform="none" fo:color="#1f1f1f" loext:opacity="100%" style:font-name="Source Sans Pro" fo:font-size="12pt" fo:letter-spacing="normal" fo:font-style="normal" fo:font-weight="normal" officeooo:rsid="0006641f" officeooo:paragraph-rsid="0035e7cf"/>
    </style:style>
    <style:style style:name="P11" style:family="paragraph" style:parent-style-name="Text_20_body">
      <style:text-properties officeooo:rsid="00378ae0" officeooo:paragraph-rsid="00378ae0"/>
    </style:style>
    <style:style style:name="P12" style:family="paragraph" style:parent-style-name="Text_20_body">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officeooo:rsid="0035e7cf"/>
    </style:style>
    <style:style style:name="T3" style:family="text">
      <style:text-properties fo:font-variant="normal" fo:text-transform="none" fo:color="#1f1f1f" loext:opacity="100%" style:font-name="Source Sans Pro" fo:font-size="12pt" fo:letter-spacing="normal" fo:font-style="normal" fo:font-weight="normal" officeooo:rsid="0035e7cf"/>
    </style:style>
    <style:style style:name="T4" style:family="text">
      <style:text-properties fo:font-weight="normal" style:font-weight-asian="normal" style:font-weight-complex="normal"/>
    </style:style>
    <style:style style:name="T5" style:family="text">
      <style:text-properties officeooo:rsid="0039ff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span text:style-name="T2">Você </text:span>tem a seguinte tabela de classificações de filmes:</text:p>
      <text:p text:style-name="P1"/>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6">Filme</text:p>
          </table:table-cell>
          <table:table-cell table:style-name="Tabela1.A1" office:value-type="string">
            <text:p text:style-name="P6">Elissa</text:p>
          </table:table-cell>
          <table:table-cell table:style-name="Tabela1.A1" office:value-type="string">
            <text:p text:style-name="P6">Zach</text:p>
          </table:table-cell>
          <table:table-cell table:style-name="Tabela1.A1" office:value-type="string">
            <text:p text:style-name="P6">Barry</text:p>
          </table:table-cell>
          <table:table-cell table:style-name="Tabela1.A1" office:value-type="string">
            <text:p text:style-name="P6">Terry</text:p>
          </table:table-cell>
        </table:table-row>
        <table:table-row>
          <table:table-cell table:style-name="Tabela1.A1" office:value-type="string">
            <text:p text:style-name="P6">Futebol para Sempre</text:p>
          </table:table-cell>
          <table:table-cell table:style-name="Tabela1.A1" office:value-type="string">
            <text:p text:style-name="P6">5</text:p>
          </table:table-cell>
          <table:table-cell table:style-name="Tabela1.A1" office:value-type="string">
            <text:p text:style-name="P6">4</text:p>
          </table:table-cell>
          <table:table-cell table:style-name="Tabela1.A1" office:value-type="string">
            <text:p text:style-name="P6">3</text:p>
          </table:table-cell>
          <table:table-cell table:style-name="Tabela1.A1" office:value-type="string">
            <text:p text:style-name="P6">?</text:p>
          </table:table-cell>
        </table:table-row>
        <table:table-row>
          <table:table-cell table:style-name="Tabela1.A1" office:value-type="string">
            <text:p text:style-name="P6">Tortas, Tortas, Tortas</text:p>
          </table:table-cell>
          <table:table-cell table:style-name="Tabela1.A1" office:value-type="string">
            <text:p text:style-name="P6">1</text:p>
          </table:table-cell>
          <table:table-cell table:style-name="Tabela1.A1" office:value-type="string">
            <text:p text:style-name="P6">?</text:p>
          </table:table-cell>
          <table:table-cell table:style-name="Tabela1.A1" office:value-type="string">
            <text:p text:style-name="P6">5</text:p>
          </table:table-cell>
          <table:table-cell table:style-name="Tabela1.A1" office:value-type="string">
            <text:p text:style-name="P6">4</text:p>
          </table:table-cell>
        </table:table-row>
        <table:table-row>
          <table:table-cell table:style-name="Tabela1.A1" office:value-type="string">
            <text:p text:style-name="P6">Álgebra linear ao vivo</text:p>
          </table:table-cell>
          <table:table-cell table:style-name="Tabela1.A1" office:value-type="string">
            <text:p text:style-name="P6">4</text:p>
          </table:table-cell>
          <table:table-cell table:style-name="Tabela1.A1" office:value-type="string">
            <text:p text:style-name="P6">5</text:p>
          </table:table-cell>
          <table:table-cell table:style-name="Tabela1.A1" office:value-type="string">
            <text:p text:style-name="P6">?</text:p>
          </table:table-cell>
          <table:table-cell table:style-name="Tabela1.A1" office:value-type="string">
            <text:p text:style-name="P6">1</text:p>
          </table:table-cell>
        </table:table-row>
      </table:table>
      <text:p text:style-name="P2">Consulte a tabela acima para as perguntas 1 e 2. Suponha que a numeração comece em 1 para esse teste, portanto, a classificação de Football Forever by Elissa está em (1,1)</text:p>
      <text:p text:style-name="P10">Qual é o valor de <text:span text:style-name="T2">n_u</text:span><text:line-break/><text:span text:style-name="T2">4</text:span></text:p>
      <text:p text:style-name="P10"><text:tab/><text:span text:style-name="T1">Correto</text:span></text:p>
      <text:p text:style-name="Text_20_body"><text:tab/>Esse é o número de usuários. nm​ é o número de filmes/itens e é 3 nessa tabela.</text:p>
      <text:p text:style-name="P3"><text:span text:style-name="T3">2. </text:span>Qual é o valor de r(2,2)</text:p>
      <text:p text:style-name="P8"><text:span text:style-name="T5">0<text:line-break/><text:tab/></text:span><text:span text:style-name="T1">Correto</text:span></text:p>
      <text:p text:style-name="Text_20_body"><text:tab/>r(i,j) é 1 se o filme tiver uma classificação e 0 se não tiver. Na tabela acima, um ponto de interrogação <text:tab/>indica que não há classificação.</text:p>
      <text:p text:style-name="P3"><text:span text:style-name="T2">3. Em qual das seguintes situações um sistema de filtragem colaborativa será o algoritmo de aprendizado mais adequado (em comparação com a regressão linear ou logística)?</text:span></text:p>
      <text:p text:style-name="P3"/>
      <text:p text:style-name="P12"><text:span text:style-name="T2">Você </text:span>administra uma livraria on-line e coleta as classificações de muitos usuários. O senhor deseja usar isso para identificar quais livros são "semelhantes" entre si (ou seja, se um usuário gosta de um determinado livro, quais são os outros livros de que ele também pode gostar?)<text:line-break/><text:tab/>Correto<text:line-break/><text:tab/><text:span text:style-name="T4">O senhor pode encontrar livros "semelhantes" aprendendo valores de recursos usando filtragem <text:tab/>colaborativa.</text:span></text:p>
      <text:p text:style-name="Text_20_body"><text:span text:style-name="T2">Você</text:span> é assinante de um serviço de streaming de vídeo on-line e não está satisfeito com as sugestões de filmes. O senhor faz o download de todos os filmes que assistiu nos últimos 10 anos e classifica cada item. O senhor atribui um gênero a cada item. Usando suas classificações e atribuição de gênero, o senhor aprende a prever como classificará novos filmes com base no gênero.</text:p>
      <text:p text:style-name="P4"><text:span text:style-name="T2">Você</text:span> é um artista e pinta retratos à mão para seus clientes. Cada cliente recebe um retrato diferente (de si mesmo) e dá ao senhor um feedback com classificação de 1 a 5 estrelas, e cada cliente compra no máximo um retrato. O senhor gostaria de prever a classificação que seu próximo cliente lhe dará.</text:p>
      <text:p text:style-name="P4"><text:span text:style-name="T2">Você</text:span> gerencia uma livraria on-line e tem as classificações de livros de muitos usuários. O senhor deseja aprender a prever o volume de vendas esperado (número de livros vendidos) como uma função da classificação média de um livro.</text:p>
      <text:p text:style-name="P4"/>
      <text:p text:style-name="P7">4. Para sistemas de recomendação com rótulos binários y, quais dessas formas são razoáveis para definir quando y deve ser 1 para um determinado usuário j e item i? (Marque todas as opções aplicáveis) </text:p>
      <text:p text:style-name="P12">y é 1 se o usuário j comprar o item i (depois que o item for mostrado) <text:line-break/><text:tab/>Correto<text:line-break/><text:tab/><text:span text:style-name="T4">A compra de um item mostra a preferência de um usuário por esse item. Isso também mostra que <text:tab/>um item é preferido por um usuário.</text:span></text:p>
      <text:p text:style-name="P12"><text:soft-page-break/>y será 1 se o usuário j favoritar/gostar/clicar no item i (depois que o item for mostrado)<text:line-break/><text:tab/>Correto<text:line-break/><text:tab/><text:span text:style-name="T4">favoritar/gostar/clicar em um item mostra o interesse de um usuário nesse item. Isso também <text:tab/>mostra que um item é interessante para um usuário.</text:span></text:p>
      <text:p text:style-name="Text_20_body">y é 1 se o usuário j tiver visto o item i pelo mecanismo de recomendação </text:p>
      <text:p text:style-name="Text_20_body">y é 1 se o usuário j ainda não tiver visto o item i pelo mecanismo de recomendação </text:p>
      <text:p text:style-name="P7"/>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Sans Pro" svg:font-family="'Source Sans Pro',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95cm" fo:margin-bottom="0.811cm" fo:margin-left="1.191cm" fo:margin-right="0.69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6T12:12:28.053439692</meta:creation-date>
    <dc:date>2024-01-20T10:23:46.721548042</dc:date>
    <meta:editing-duration>PT4H40M56S</meta:editing-duration>
    <meta:editing-cycles>55</meta:editing-cycles>
    <meta:generator>LibreOffice/7.3.7.2$Linux_X86_64 LibreOffice_project/30$Build-2</meta:generator>
    <meta:document-statistic meta:table-count="1" meta:image-count="0" meta:object-count="0" meta:page-count="2" meta:paragraph-count="38" meta:word-count="516" meta:character-count="2905" meta:non-whitespace-character-count="2361"/>
  </office:meta>
</office:document-meta>
</file>